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OpenSymbol" svg:font-family="OpenSymbol"/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 style:list-style-name="L2">
      <style:text-properties fo:font-weight="normal" style:font-weight-asian="normal" style:font-weight-complex="normal"/>
    </style:style>
    <style:style style:name="P5" style:family="paragraph" style:parent-style-name="Standard" style:list-style-name="L2">
      <style:text-properties fo:font-weight="normal"/>
    </style:style>
    <style:style style:name="T1" style:family="text">
      <style:text-properties fo:font-variant="normal" fo:text-transform="none" fo:color="#000000" style:font-name="Linux Libertine" fo:letter-spacing="normal" fo:language="en" fo:country="none" fo:font-style="normal"/>
    </style:style>
    <style:style style:name="T2" style:family="text">
      <style:text-properties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pics:</text:p>
      <text:list xml:id="list4842963099012250973" text:style-name="L1">
        <text:list-item>
          <text:p text:style-name="P3">Why learn?</text:p>
          <text:list>
            <text:list-item>
              <text:p text:style-name="P3">Family &amp; fortune (sort of)</text:p>
            </text:list-item>
          </text:list>
        </text:list-item>
        <text:list-item>
          <text:p text:style-name="P3">Myths (debunked)</text:p>
        </text:list-item>
        <text:list-item>
          <text:p text:style-name="P3">Brain anatomy:</text:p>
          <text:list>
            <text:list-item>
              <text:p text:style-name="P3">Plasticity of the brain</text:p>
            </text:list-item>
            <text:list-item>
              <text:p text:style-name="P3">Brain regions</text:p>
            </text:list-item>
          </text:list>
        </text:list-item>
        <text:list-item>
          <text:p text:style-name="P3">Mindset, Grit &amp; Intelligence</text:p>
        </text:list-item>
        <text:list-item>
          <text:p text:style-name="P3">Nutrition &amp; Fasting:</text:p>
          <text:list>
            <text:list-item>
              <text:p text:style-name="P3">sugar</text:p>
            </text:list-item>
            <text:list-item>
              <text:p text:style-name="P3">intermittent fasting</text:p>
            </text:list-item>
          </text:list>
        </text:list-item>
        <text:list-item>
          <text:p text:style-name="P3">Meditation</text:p>
        </text:list-item>
        <text:list-item>
          <text:p text:style-name="P3">Physical activity (i.e. sports)</text:p>
        </text:list-item>
        <text:list-item>
          <text:p text:style-name="P3">Sleep</text:p>
        </text:list-item>
        <text:list-item>
          <text:p text:style-name="P3">Memory:</text:p>
          <text:list>
            <text:list-item>
              <text:p text:style-name="P3">Mnemonics</text:p>
            </text:list-item>
            <text:list-item>
              <text:p text:style-name="P3">Contrasting examples</text:p>
            </text:list-item>
          </text:list>
        </text:list-item>
        <text:list-item>
          <text:p text:style-name="P3">Feedback</text:p>
          <text:list>
            <text:list-item>
              <text:p text:style-name="P3">necessity of feedback</text:p>
            </text:list-item>
            <text:list-item>
              <text:p text:style-name="P3">types of feedback</text:p>
            </text:list-item>
            <text:list-item>
              <text:p text:style-name="P3">deliberate practice</text:p>
            </text:list-item>
          </text:list>
        </text:list-item>
        <text:list-item>
          <text:p text:style-name="P3">Habits</text:p>
        </text:list-item>
        <text:list-item>
          <text:p text:style-name="P3">Two modes of thinking(?): focussed &amp; diffused</text:p>
        </text:list-item>
        <text:list-item>
          <text:p text:style-name="P3">Tools &amp; techniques:</text:p>
          <text:list>
            <text:list-item>
              <text:p text:style-name="P3">Pomodoro</text:p>
            </text:list-item>
            <text:list-item>
              <text:p text:style-name="P3">Flashcards (intermittent, interleaved)</text:p>
            </text:list-item>
            <text:list-item>
              <text:p text:style-name="P3">Kanban</text:p>
            </text:list-item>
            <text:list-item>
              <text:p text:style-name="P3">Note taking</text:p>
            </text:list-item>
            <text:list-item>
              <text:p text:style-name="P3">Structuring a (learning) project</text:p>
            </text:list-item>
          </text:list>
        </text:list-item>
        <text:list-item>
          <text:p text:style-name="P3">Apps to support learning:</text:p>
          <text:list>
            <text:list-item>
              <text:p text:style-name="P3">Flashcards (e.g. Anki)</text:p>
            </text:list-item>
            <text:list-item>
              <text:p text:style-name="P3">Note taking apps (Evernote, GoodNote, Apple Notes, Google Notes, etc.)</text:p>
            </text:list-item>
          </text:list>
        </text:list-item>
      </text:list>
      <text:p text:style-name="P2"/>
      <text:p text:style-name="P1">Resources:</text:p>
      <text:list xml:id="list361921411515859725" text:style-name="L2">
        <text:list-item>
          <text:p text:style-name="P4">Learning how to learn (Barbara Oakley on coursera)</text:p>
        </text:list-item>
        <text:list-item>
          <text:p text:style-name="P4">A mind for numbers (Barbara Oakley)</text:p>
        </text:list-item>
        <text:list-item>
          <text:p text:style-name="P4">Lernen (Manfred Spitzer)</text:p>
        </text:list-item>
        <text:list-item>
          <text:p text:style-name="P4">Mindset (Dweck)</text:p>
        </text:list-item>
        <text:list-item>
          <text:p text:style-name="P4">Make It Stick (Brown et. al.)</text:p>
        </text:list-item>
        <text:list-item>
          <text:p text:style-name="P4">Urban Myths about Learning and Education (De Bruyckere et. al.)</text:p>
        </text:list-item>
        <text:list-item>
          <text:p text:style-name="P4">How we learn (Carey)</text:p>
        </text:list-item>
        <text:list-item>
          <text:p text:style-name="P4">Unlimited Memory (Horsley)</text:p>
        </text:list-item>
        <text:list-item>
          <text:p text:style-name="P4">We can have an amazing memory (O'Brien)</text:p>
        </text:list-item>
        <text:list-item>
          <text:p text:style-name="P4">Peak (K. Anders Ericsson)</text:p>
        </text:list-item>
        <text:list-item>
          <text:p text:style-name="P5"><text:span text:style-name="T2">Flow (</text:span><text:bookmark text:name="firstHeading"/><text:span text:style-name="T1">Csikszentmihalyi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OpenSymbol" svg:font-family="OpenSymbol"/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nos" fo:font-size="24pt" fo:font-weight="bold" style:font-name-asian="Noto Sans CJK SC" style:font-size-asian="24pt" style:font-weight-asian="bold" style:font-name-complex="DejaVu Sans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hilipp Regenauer</meta:initial-creator>
    <meta:creation-date>2019-12-10T10:00:34</meta:creation-date>
    <meta:generator>OpenOffice/4.1.7$Unix OpenOffice.org_project/417m1$Build-9800</meta:generator>
    <dc:date>2020-01-03T09:55:57</dc:date>
    <meta:editing-duration>PT24M5S</meta:editing-duration>
    <meta:editing-cycles>15</meta:editing-cycles>
    <dc:creator>Philipp Regenauer</dc:creator>
    <meta:document-statistic meta:table-count="0" meta:image-count="0" meta:object-count="0" meta:page-count="1" meta:paragraph-count="44" meta:word-count="184" meta:character-count="1012"/>
  </office:meta>
</office:document-meta>
</file>